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1000002D7000000969B0EB674AC8FE54A.png" manifest:media-type="image/png"/>
  <manifest:file-entry manifest:full-path="Pictures/1000000100000203000002597AB911B64AB37FF8.png" manifest:media-type="image/png"/>
  <manifest:file-entry manifest:full-path="Pictures/100000000000006D00000036F58FF8E12D954282.png" manifest:media-type="image/png"/>
  <manifest:file-entry manifest:full-path="Pictures/100000000000013D0000017992402175F717684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wf SegoeUI" svg:font-family="'wf SegoeUI', 'Segoe UI', Segoe, 'Segoe WP', Tahoma, Verdana, Arial, sans-serif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10" style:family="paragraph" style:parent-style-name="Text_20_body">
      <style:text-properties officeooo:paragraph-rsid="053e5007"/>
    </style:style>
    <style:style style:name="P11" style:family="paragraph" style:parent-style-name="Text_20_body">
      <style:text-properties officeooo:rsid="01dd4f45"/>
    </style:style>
    <style:style style:name="P12" style:family="paragraph" style:parent-style-name="Text_20_body">
      <style:text-properties officeooo:rsid="06ccf695" officeooo:paragraph-rsid="06ccf695"/>
    </style:style>
    <style:style style:name="P13" style:family="paragraph" style:parent-style-name="Text_20_body">
      <style:text-properties officeooo:paragraph-rsid="073c58d4"/>
    </style:style>
    <style:style style:name="P14" style:family="paragraph" style:parent-style-name="Text_20_body">
      <style:text-properties officeooo:paragraph-rsid="06ccf695"/>
    </style:style>
    <style:style style:name="P15" style:family="paragraph" style:parent-style-name="Text_20_body">
      <style:text-properties officeooo:paragraph-rsid="06ced3ef"/>
    </style:style>
    <style:style style:name="P16" style:family="paragraph" style:parent-style-name="Text_20_body">
      <style:text-properties officeooo:rsid="06d70b8e" officeooo:paragraph-rsid="06d70b8e"/>
    </style:style>
    <style:style style:name="P17" style:family="paragraph" style:parent-style-name="Index">
      <style:text-properties officeooo:rsid="04a62934" officeooo:paragraph-rsid="04a62934"/>
    </style:style>
    <style:style style:name="P18" style:family="paragraph" style:parent-style-name="Index">
      <style:text-properties officeooo:rsid="04aa52c3" officeooo:paragraph-rsid="0455cd2a"/>
    </style:style>
    <style:style style:name="P19" style:family="paragraph" style:parent-style-name="Index">
      <style:paragraph-properties fo:text-align="start" style:justify-single-word="false"/>
      <style:text-properties officeooo:paragraph-rsid="0002d659"/>
    </style:style>
    <style:style style:name="P20" style:family="paragraph" style:parent-style-name="Index">
      <style:text-properties officeooo:rsid="06c64f54" officeooo:paragraph-rsid="06c64f54"/>
    </style:style>
    <style:style style:name="P21" style:family="paragraph" style:parent-style-name="Text_20_body">
      <style:text-properties officeooo:rsid="0864b53b" officeooo:paragraph-rsid="0864b53b"/>
    </style:style>
    <style:style style:name="P22" style:family="paragraph" style:parent-style-name="Index">
      <style:text-properties officeooo:rsid="08730cc5" officeooo:paragraph-rsid="08730cc5"/>
    </style:style>
    <style:style style:name="P23" style:family="paragraph" style:parent-style-name="Text_20_body">
      <style:text-properties officeooo:rsid="08730cc5" officeooo:paragraph-rsid="08730cc5"/>
    </style:style>
    <style:style style:name="P24" style:family="paragraph" style:parent-style-name="Text_20_body">
      <style:text-properties officeooo:rsid="0864c4c2" officeooo:paragraph-rsid="0864c4c2"/>
    </style:style>
    <style:style style:name="P25" style:family="paragraph" style:parent-style-name="Text_20_body">
      <style:text-properties officeooo:paragraph-rsid="084ec835"/>
    </style:style>
    <style:style style:name="P26" style:family="paragraph" style:parent-style-name="Text_20_body">
      <style:text-properties officeooo:rsid="0873fb6f" officeooo:paragraph-rsid="0873fb6f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officeooo:rsid="01ad83bc" officeooo:paragraph-rsid="01ad83bc"/>
    </style:style>
    <style:style style:name="P34" style:family="paragraph" style:parent-style-name="Heading_20_1">
      <style:text-properties officeooo:paragraph-rsid="06738a4f"/>
    </style:style>
    <style:style style:name="P35" style:family="paragraph" style:parent-style-name="Heading_20_1">
      <style:paragraph-properties fo:break-before="page"/>
      <style:text-properties officeooo:paragraph-rsid="06738a4f"/>
    </style:style>
    <style:style style:name="P36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7" style:family="paragraph" style:parent-style-name="Heading_20_1" style:list-style-name="">
      <style:text-properties officeooo:rsid="085ab25c" officeooo:paragraph-rsid="085ab25c"/>
    </style:style>
    <style:style style:name="P38" style:family="paragraph" style:parent-style-name="Heading_20_1">
      <style:paragraph-properties fo:break-before="page"/>
      <style:text-properties officeooo:rsid="0184022c" officeooo:paragraph-rsid="0184022c"/>
    </style:style>
    <style:style style:name="P39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40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41" style:family="paragraph" style:parent-style-name="Heading_20_2">
      <style:paragraph-properties fo:break-before="page"/>
    </style:style>
    <style:style style:name="P42" style:family="paragraph" style:parent-style-name="Heading_20_2">
      <style:text-properties officeooo:rsid="0036a586" officeooo:paragraph-rsid="0176446b"/>
    </style:style>
    <style:style style:name="P43" style:family="paragraph" style:parent-style-name="Heading_20_2">
      <style:text-properties officeooo:paragraph-rsid="053e5007"/>
    </style:style>
    <style:style style:name="P44" style:family="paragraph" style:parent-style-name="Heading_20_2">
      <style:text-properties officeooo:rsid="0858316f" officeooo:paragraph-rsid="0858316f"/>
    </style:style>
    <style:style style:name="P45" style:family="paragraph" style:parent-style-name="Heading_20_2">
      <style:text-properties officeooo:rsid="0864b53b" officeooo:paragraph-rsid="0864b53b"/>
    </style:style>
    <style:style style:name="P46" style:family="paragraph" style:parent-style-name="Heading_20_2">
      <style:paragraph-properties fo:break-before="page"/>
      <style:text-properties officeooo:rsid="0864b53b" officeooo:paragraph-rsid="0864c4c2"/>
    </style:style>
    <style:style style:name="P47" style:family="paragraph" style:parent-style-name="Heading_20_3" style:list-style-name="">
      <style:paragraph-properties fo:line-height="100%">
        <style:tab-stops/>
      </style:paragraph-properties>
    </style:style>
    <style:style style:name="P48" style:family="paragraph" style:parent-style-name="Heading_20_3">
      <style:paragraph-properties fo:break-before="page"/>
    </style:style>
    <style:style style:name="P49" style:family="paragraph" style:parent-style-name="Index">
      <style:text-properties style:font-name="Consolas" fo:font-size="11pt" officeooo:rsid="087f9957" officeooo:paragraph-rsid="087f9957" style:font-size-asian="11pt" style:font-size-complex="11pt"/>
    </style:style>
    <style:style style:name="P50" style:family="paragraph" style:parent-style-name="Index">
      <style:text-properties style:font-name="Consolas" fo:font-size="11pt" officeooo:rsid="08802739" officeooo:paragraph-rsid="08802739" style:font-size-asian="11pt" style:font-size-complex="11pt"/>
    </style:style>
    <style:style style:name="P51" style:family="paragraph" style:parent-style-name="Index">
      <style:text-properties officeooo:paragraph-rsid="087f9957"/>
    </style:style>
    <style:style style:name="P52" style:family="paragraph" style:parent-style-name="Index">
      <style:text-properties fo:font-size="11pt" officeooo:rsid="087f9957" officeooo:paragraph-rsid="087f9957" style:font-size-asian="11pt" style:font-size-complex="11pt"/>
    </style:style>
    <style:style style:name="P53" style:family="paragraph" style:parent-style-name="Index">
      <style:text-properties officeooo:rsid="088ac54e" officeooo:paragraph-rsid="088ac54e"/>
    </style:style>
    <style:style style:name="P54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55" style:family="paragraph" style:parent-style-name="Standard">
      <style:text-properties officeooo:rsid="000b5804" officeooo:paragraph-rsid="003596f7"/>
    </style:style>
    <style:style style:name="P56" style:family="paragraph" style:parent-style-name="Standard">
      <style:text-properties officeooo:paragraph-rsid="08802739"/>
    </style:style>
    <style:style style:name="P57" style:family="paragraph" style:parent-style-name="Text_20_body" style:list-style-name="L1">
      <style:text-properties style:font-name="Times New Roman" officeooo:rsid="02c07c14" officeooo:paragraph-rsid="02c07c14"/>
    </style:style>
    <style:style style:name="P58" style:family="paragraph" style:parent-style-name="Text_20_body" style:list-style-name="L1">
      <style:text-properties style:font-name="Times New Roman" officeooo:rsid="02c07c14" officeooo:paragraph-rsid="02d79272"/>
    </style:style>
    <style:style style:name="P59" style:family="paragraph" style:parent-style-name="Text_20_body">
      <style:text-properties style:font-name="Times New Roman" officeooo:rsid="02c07c14"/>
    </style:style>
    <style:style style:name="P60" style:family="paragraph" style:parent-style-name="Text_20_body" style:list-style-name="L1">
      <style:text-properties style:font-name="Times New Roman" officeooo:rsid="02c694e2" officeooo:paragraph-rsid="02c694e2"/>
    </style:style>
    <style:style style:name="P61" style:family="paragraph" style:parent-style-name="Text_20_body" style:list-style-name="L2">
      <style:text-properties style:font-name="Times New Roman" officeooo:rsid="02c25302" officeooo:paragraph-rsid="02c25302"/>
    </style:style>
    <style:style style:name="P62" style:family="paragraph" style:parent-style-name="Text_20_body" style:list-style-name="L12">
      <style:text-properties style:font-name="Times New Roman" officeooo:rsid="016f9575" officeooo:paragraph-rsid="016f9575"/>
    </style:style>
    <style:style style:name="P63" style:family="paragraph" style:parent-style-name="Text_20_body" style:list-style-name="L12">
      <style:text-properties style:font-name="Times New Roman" officeooo:rsid="016f9575" officeooo:paragraph-rsid="07d19bf7"/>
    </style:style>
    <style:style style:name="P64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65" style:family="paragraph" style:parent-style-name="Text_20_body" style:list-style-name="L3">
      <style:text-properties officeooo:rsid="02d35e24" officeooo:paragraph-rsid="02d35e24"/>
    </style:style>
    <style:style style:name="P66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67" style:family="paragraph" style:parent-style-name="Text_20_body" style:list-style-name="L5"/>
    <style:style style:name="P68" style:family="paragraph" style:parent-style-name="Text_20_body" style:list-style-name="L6"/>
    <style:style style:name="P69" style:family="paragraph" style:parent-style-name="Text_20_body" style:list-style-name="L7">
      <style:text-properties officeooo:paragraph-rsid="085ab25c"/>
    </style:style>
    <style:style style:name="P70" style:family="paragraph" style:parent-style-name="Text_20_body" style:list-style-name="L7">
      <style:text-properties officeooo:paragraph-rsid="085dbfe1"/>
    </style:style>
    <style:style style:name="P71" style:family="paragraph" style:parent-style-name="Text_20_body" style:list-style-name="L8"/>
    <style:style style:name="P72" style:family="paragraph" style:parent-style-name="Text_20_body" style:list-style-name="L9">
      <style:text-properties officeooo:paragraph-rsid="085bae19"/>
    </style:style>
    <style:style style:name="P73" style:family="paragraph" style:parent-style-name="Text_20_body" style:list-style-name="L10">
      <style:text-properties officeooo:paragraph-rsid="085bae19"/>
    </style:style>
    <style:style style:name="P74" style:family="paragraph" style:parent-style-name="Text_20_body" style:list-style-name="L10">
      <style:text-properties officeooo:rsid="085bae19" officeooo:paragraph-rsid="085bae19"/>
    </style:style>
    <style:style style:name="P75" style:family="paragraph" style:parent-style-name="Text_20_body" style:list-style-name="L11">
      <style:text-properties officeooo:rsid="08730cc5" officeooo:paragraph-rsid="08730cc5"/>
    </style:style>
    <style:style style:name="P76" style:family="paragraph" style:parent-style-name="Text_20_body" style:list-style-name="L12">
      <style:text-properties officeooo:paragraph-rsid="030b3fb7"/>
    </style:style>
    <style:style style:name="P77" style:family="paragraph" style:parent-style-name="Text_20_body" style:list-style-name="L13">
      <style:text-properties officeooo:paragraph-rsid="075549ba"/>
    </style:style>
    <style:style style:name="P78" style:family="paragraph" style:parent-style-name="Text_20_body" style:list-style-name="L13">
      <style:text-properties officeooo:rsid="06d70b8e" officeooo:paragraph-rsid="06d70b8e"/>
    </style:style>
    <style:style style:name="P79" style:family="paragraph" style:parent-style-name="Text_20_body">
      <style:text-properties officeooo:paragraph-rsid="06738a4f"/>
    </style:style>
    <style:style style:name="P80" style:family="paragraph" style:parent-style-name="Text_20_body">
      <style:text-properties officeooo:rsid="0864c4c2" officeooo:paragraph-rsid="0864c4c2"/>
    </style:style>
    <style:style style:name="P81" style:family="paragraph" style:parent-style-name="Text_20_body">
      <style:text-properties officeooo:rsid="087600ba" officeooo:paragraph-rsid="087600ba"/>
    </style:style>
    <style:style style:name="P82" style:family="paragraph" style:parent-style-name="Text_20_body" style:list-style-name="L14">
      <style:text-properties officeooo:rsid="087600ba" officeooo:paragraph-rsid="087600ba"/>
    </style:style>
    <style:style style:name="P83" style:family="paragraph" style:parent-style-name="Text_20_body" style:list-style-name="L15">
      <style:text-properties officeooo:rsid="087600ba" officeooo:paragraph-rsid="087600ba"/>
    </style:style>
    <style:style style:name="P84" style:family="paragraph" style:parent-style-name="Text_20_body" style:list-style-name="L14">
      <style:text-properties officeooo:paragraph-rsid="087600ba"/>
    </style:style>
    <style:style style:name="P85" style:family="paragraph" style:parent-style-name="Text_20_body">
      <style:text-properties officeooo:rsid="02c6c633" officeooo:paragraph-rsid="02c6c633"/>
    </style:style>
    <style:style style:name="P86" style:family="paragraph" style:parent-style-name="Text_20_body">
      <style:text-properties officeooo:rsid="02d0c423" officeooo:paragraph-rsid="02d0c423"/>
    </style:style>
    <style:style style:name="P87" style:family="paragraph" style:parent-style-name="Text_20_body">
      <style:text-properties officeooo:rsid="02d5c322" officeooo:paragraph-rsid="02d5c322"/>
    </style:style>
    <style:style style:name="P88" style:family="paragraph" style:parent-style-name="Text_20_body">
      <style:text-properties officeooo:rsid="02d802d1" officeooo:paragraph-rsid="02d802d1"/>
    </style:style>
    <style:style style:name="P89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90" style:family="paragraph" style:parent-style-name="Text_20_body">
      <style:text-properties officeooo:rsid="02dc17bd" officeooo:paragraph-rsid="02dc17bd"/>
    </style:style>
    <style:style style:name="P91" style:family="paragraph" style:parent-style-name="Text_20_body">
      <style:text-properties officeooo:rsid="087672df" officeooo:paragraph-rsid="087672df"/>
    </style:style>
    <style:style style:name="P92" style:family="paragraph" style:parent-style-name="Text_20_body">
      <style:text-properties officeooo:rsid="0877dde1" officeooo:paragraph-rsid="0877dde1"/>
    </style:style>
    <style:style style:name="P93" style:family="paragraph" style:parent-style-name="Text_20_body">
      <style:text-properties officeooo:rsid="0877efcb" officeooo:paragraph-rsid="0877efcb"/>
    </style:style>
    <style:style style:name="P94" style:family="paragraph" style:parent-style-name="Text_20_body">
      <style:text-properties officeooo:rsid="0879c1c7" officeooo:paragraph-rsid="0879c1c7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officeooo:rsid="02c7223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style:font-name="Times New Roman" officeooo:rsid="02c07c14"/>
    </style:style>
    <style:style style:name="T10" style:family="text">
      <style:text-properties style:font-name="Times New Roman" officeooo:rsid="030da858"/>
    </style:style>
    <style:style style:name="T11" style:family="text">
      <style:text-properties style:font-name="Times New Roman" officeooo:rsid="016f9575"/>
    </style:style>
    <style:style style:name="T12" style:family="text">
      <style:text-properties officeooo:rsid="02dbc0da"/>
    </style:style>
    <style:style style:name="T13" style:family="text">
      <style:text-properties officeooo:rsid="01fac03e"/>
    </style:style>
    <style:style style:name="T14" style:family="text">
      <style:text-properties officeooo:rsid="0173b40b"/>
    </style:style>
    <style:style style:name="T15" style:family="text">
      <style:text-properties officeooo:rsid="017e1ebe"/>
    </style:style>
    <style:style style:name="T16" style:family="text">
      <style:text-properties style:font-name="Liberation Sans" fo:font-size="14pt" officeooo:rsid="01fa7f0f" style:font-name-asian="Microsoft YaHei" style:font-size-asian="14pt" style:font-name-complex="Mangal1" style:font-size-complex="14pt"/>
    </style:style>
    <style:style style:name="T17" style:family="text">
      <style:text-properties style:font-name="Liberation Sans" fo:font-size="14pt" officeooo:rsid="08493597" style:font-name-asian="Microsoft YaHei" style:font-size-asian="14pt" style:font-name-complex="Mangal1" style:font-size-complex="14pt"/>
    </style:style>
    <style:style style:name="T18" style:family="text">
      <style:text-properties text:display="none"/>
    </style:style>
    <style:style style:name="T19" style:family="text">
      <style:text-properties officeooo:rsid="06d20d25"/>
    </style:style>
    <style:style style:name="T20" style:family="text">
      <style:text-properties officeooo:rsid="06de0985"/>
    </style:style>
    <style:style style:name="T21" style:family="text">
      <style:text-properties officeooo:rsid="01fa7f0f"/>
    </style:style>
    <style:style style:name="T22" style:family="text">
      <style:text-properties officeooo:rsid="06ced3ef"/>
    </style:style>
    <style:style style:name="T23" style:family="text">
      <style:text-properties style:font-name="Times New Roman1" fo:font-size="12pt" officeooo:rsid="06ced3ef" style:font-size-asian="10pt" style:font-size-complex="10pt"/>
    </style:style>
    <style:style style:name="T24" style:family="text">
      <style:text-properties style:font-name="Times New Roman1" fo:font-size="12pt" officeooo:rsid="075549ba" style:font-size-asian="10pt" style:font-size-complex="10pt"/>
    </style:style>
    <style:style style:name="T25" style:family="text">
      <style:text-properties officeooo:rsid="07d19bf7"/>
    </style:style>
    <style:style style:name="T26" style:family="text">
      <style:text-properties officeooo:rsid="06d70b8e"/>
    </style:style>
    <style:style style:name="T27" style:family="text">
      <style:text-properties officeooo:rsid="081caf75"/>
    </style:style>
    <style:style style:name="T28" style:family="text">
      <style:text-properties officeooo:rsid="081cbd53"/>
    </style:style>
    <style:style style:name="T29" style:family="text">
      <style:text-properties officeooo:rsid="084a9e12"/>
    </style:style>
    <style:style style:name="T30" style:family="text">
      <style:text-properties officeooo:rsid="084d8a60"/>
    </style:style>
    <style:style style:name="T31" style:family="text">
      <style:text-properties officeooo:rsid="084ec835"/>
    </style:style>
    <style:style style:name="T32" style:family="text">
      <style:text-properties officeooo:rsid="085bae19"/>
    </style:style>
    <style:style style:name="T33" style:family="text">
      <style:text-properties officeooo:rsid="08611797"/>
    </style:style>
    <style:style style:name="T34" style:family="text">
      <style:text-properties officeooo:rsid="08730cc5"/>
    </style:style>
    <style:style style:name="T35" style:family="text">
      <style:text-properties officeooo:rsid="087600ba"/>
    </style:style>
    <style:style style:name="T36" style:family="text">
      <style:text-properties officeooo:rsid="0879a8bd"/>
    </style:style>
    <style:style style:name="T37" style:family="text">
      <style:text-properties officeooo:rsid="0879c1c7"/>
    </style:style>
    <style:style style:name="T38" style:family="text">
      <style:text-properties officeooo:rsid="08821ebc"/>
    </style:style>
    <style:style style:name="T39" style:family="text">
      <style:text-properties officeooo:rsid="0883b130"/>
    </style:style>
    <style:style style:name="T40" style:family="text">
      <style:text-properties officeooo:rsid="088ac54e"/>
    </style:style>
    <style:style style:name="T41" style:family="text">
      <style:text-properties fo:color="#ce9178" loext:opacity="100%" style:font-name="Consolas1" fo:font-size="10.5pt" fo:font-weight="normal" fo:background-color="#1e1e1e" loext:char-shading-value="0"/>
    </style:style>
    <style:style style:name="T42" style:family="text">
      <style:text-properties fo:font-variant="normal" fo:text-transform="none" fo:color="#92adcc" loext:opacity="100%" style:font-name="wf SegoeUI" fo:font-size="27pt" fo:letter-spacing="normal" fo:font-style="normal" fo:font-weight="normal"/>
    </style:style>
    <style:style style:name="T43" style:family="text">
      <style:text-properties officeooo:rsid="088bff22"/>
    </style:style>
    <style:style style:name="T44" style:family="text">
      <style:text-properties style:font-name="Consolas"/>
    </style:style>
    <style:style style:name="T45" style:family="text">
      <style:text-properties officeooo:rsid="089311e0"/>
    </style:style>
    <style:style style:name="T46" style:family="text">
      <style:text-properties officeooo:rsid="0896a41f"/>
    </style:style>
    <style:style style:name="T47" style:family="text">
      <style:text-properties officeooo:rsid="08982fda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963133237424" text:id="ct1963133237424">
          <text:deletion>
            <office:change-info>
              <dc:creator>Unbekannter Autor</dc:creator>
              <dc:date>2017-06-15T18:31:00</dc:date>
            </office:change-info>
            <text:p text:style-name="P8"><text:span text:style-name="T21">3</text:span></text:p>
          </text:deletion>
        </text:changed-region>
        <text:changed-region xml:id="ct1963133237664" text:id="ct1963133237664">
          <text:deletion>
            <office:change-info>
              <dc:creator>Unbekannter Autor</dc:creator>
              <dc:date>2017-11-13T22:24:28</dc:date>
            </office:change-info>
            <text:p text:style-name="P8"><text:span text:style-name="T21">2017.</text:span></text:p>
          </text:deletion>
        </text:changed-region>
        <text:changed-region xml:id="ct1963133231904" text:id="ct1963133231904">
          <text:deletion>
            <office:change-info>
              <dc:creator>Unbekannter Autor</dc:creator>
              <dc:date>2017-06-15T18:31:00</dc:date>
            </office:change-info>
            <text:p text:style-name="P5"><text:span text:style-name="T13">3</text:span></text:p>
          </text:deletion>
        </text:changed-region>
        <text:changed-region xml:id="ct1963133232384" text:id="ct1963133232384">
          <text:deletion>
            <office:change-info>
              <dc:creator>Unbekannter Autor</dc:creator>
              <dc:date>2017-11-13T22:24:28</dc:date>
            </office:change-info>
            <text:p text:style-name="P5"><text:span text:style-name="T13">2017.</text:span></text:p>
          </text:deletion>
        </text:changed-region>
        <text:changed-region xml:id="ct1963133232624" text:id="ct1963133232624">
          <text:deletion>
            <office:change-info>
              <dc:creator>Unbekannter Autor</dc:creator>
              <dc:date>2017-06-11T21:15:00</dc:date>
            </office:change-info>
            <text:h text:style-name="P32" text:outline-level="1"/>
            <text:h text:style-name="Heading_20_1" text:outline-level="1"/>
          </text:deletion>
        </text:changed-region>
        <text:changed-region xml:id="ct1963138604736" text:id="ct1963138604736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1144617594" text:style-name="L1">
              <text:list-item>
                <text:p text:style-name="P57">Neues Standardtheme "impro17"</text:p>
              </text:list-item>
              <text:list-item>
                <text:p text:style-name="P57">Shortcut zum Leeren des Caches hinzugefügt</text:p>
              </text:list-item>
              <text:list-item>
                <text:p text:style-name="P58">ViewBag hinzugefügt</text:p>
              </text:list-item>
              <text:list-item>
                <text:p text:style-name="P58">Funktion Request::getVar() hinzugefügt</text:p>
              </text:list-item>
              <text:list-item>
                <text:p text:style-name="P57">Anzahl der gefundenen Datensätze wird nun angezeigt</text:p>
              </text:list-item>
              <text:list-item>
                <text:p text:style-name="P57">Content-Typen können nun auf entsprechende Model Klassen gemappt werden</text:p>
              </text:list-item>
              <text:list-item>
                <text:p text:style-name="P57">Man kann nun schon beim Anlegen eines Benutzers eine Gruppe wählen</text:p>
              </text:list-item>
              <text:list-item>
                <text:p text:style-name="P57">PHP_ICO auf Version 1.0.4 aktualisiert</text:p>
              </text:list-item>
              <text:list-item>
                <text:p text:style-name="P57">request_logging ist nun in der cms-config Datei einstellbar. Es ist in den Voreinstellungen deaktiviert.</text:p>
              </text:list-item>
              <text:list-item>
                <text:p text:style-name="P57">Link "Ein weiteres Paket installieren" hinzugefügt</text:p>
              </text:list-item>
              <text:list-item>
                <text:p text:style-name="P57">Themes können nun auch Sprachdateien haben</text:p>
              </text:list-item>
              <text:list-item>
                <text:p text:style-name="P57">Link "Anzeigen" unter "Seite Bearbeiten" hinzugefügt</text:p>
              </text:list-item>
              <text:list-item>
                <text:p text:style-name="P57">Funktionen zu Database Klasse hinzugefügt</text:p>
                <text:list>
                  <text:list-item>
                    <text:p text:style-name="P57">Database::fetchFirst()</text:p>
                  </text:list-item>
                  <text:list-item>
                    <text:p text:style-name="P57">Database::fetchFirstOrDefault()</text:p>
                  </text:list-item>
                  <text:list-item>
                    <text:p text:style-name="P57">Database::fetchSingle()</text:p>
                  </text:list-item>
                  <text:list-item>
                    <text:p text:style-name="P57">Database::fetchSingleOrDefault()</text:p>
                  </text:list-item>
                  <text:list-item>
                    <text:p text:style-name="P57">Database::any()</text:p>
                  </text:list-item>
                </text:list>
              </text:list-item>
              <text:list-item>
                <text:p text:style-name="P57">Globale Funktion find_all_folders() hinzugefügt</text:p>
              </text:list-item>
              <text:list-item>
                <text:p text:style-name="P57">Model-Klassen User, Group und UserManager hinzugefügt</text:p>
              </text:list-item>
              <text:list-item>
                <text:p text:style-name="P57">"Nachricht des Tages" je Sprache</text:p>
              </text:list-item>
              <text:list-item>
                <text:p text:style-name="P57">Einstellung "Zugriffsbeschränkungen für neue Inhalte" hinzugefügt</text:p>
              </text:list-item>
              <text:list-item>
                <text:p text:style-name="P57">Das Modul oneclick_upgrade ist nun vorinstalliert</text:p>
              </text:list-item>
              <text:list-item>
                <text:p text:style-name="P57">Installer löscht sich nun selbst am Ende der Installation</text:p>
              </text:list-item>
              <text:list-item>
                <text:p text:style-name="P57">jscolor aktualisiert (Version 2.0.4)</text:p>
              </text:list-item>
              <text:list-item>
                <text:p text:style-name="P60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681058346" text:style-name="L2">
              <text:list-item>
                <text:p text:style-name="P61">Passwort vergessen verschickt nun Links zum Setzen eines neuen Passworts, statt direkt ein neues Passwort zu vergeben</text:p>
              </text:list-item>
              <text:list-item>
                <text:p text:style-name="P61">Fehlermeldung auf 404er Fehlerseiten in der Funktion Template::getHeadline() behoben</text:p>
              </text:list-item>
              <text:list-item>
                <text:p text:style-name="P61">Funktionen zur Ausgabe der Metadaten einer Seite entsprechen nun dem Namensschema</text:p>
              </text:list-item>
              <text:list-item>
                <text:p text:style-name="P61">Menüpunkt "Update" wird wieder angezeigt, wenn die Datei "update.php" vorhanden ist</text:p>
              </text:list-item>
              <text:list-item>
                <text:p text:style-name="P61">Menüpunkte werden nur noch angezeigt, wenn darauf die Zugriffsrechte hat</text:p>
              </text:list-item>
              <text:list-item>
                <text:p text:style-name="P61">Doppelklick auf "Paket installieren" Button erzeugt nun keinen Fehler mehr</text:p>
              </text:list-item>
              <text:list-item>
                <text:p text:style-name="P61">article_date wird nun korrekt gespeichert</text:p>
              </text:list-item>
              <text:list-item>
                <text:p text:style-name="P61">Username ist jetzt Unique</text:p>
              </text:list-item>
              <text:list-item>
                <text:p text:style-name="P61">get_article_meta gibt nun article_date als Unix_Timestamp zurück</text:p>
              </text:list-item>
              <text:list-item>
                <text:p text:style-name="P61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2922952607" text:style-name="L3">
              <text:list-item>
                <text:p text:style-name="P65">Funktion SecurityHelper::hash_password() entfernt</text:p>
              </text:list-item>
              <text:list-item>
                <text:p text:style-name="P65">fast_mode entfernt</text:p>
              </text:list-item>
            </text:list>
            <text:h text:style-name="P33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5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5">enthält die folgenden Features, die in theme-2017 noch nicht enthalten waren:</text:span></text:p>
            <text:list xml:id="list691063467" text:style-name="L4">
              <text:list-item>
                <text:p text:style-name="P66">Template für den Inhaltstyp „Liste“, ähnlich einem Blogarchiv</text:p>
              </text:list-item>
              <text:list-item>
                <text:p text:style-name="P66">Eigene Templates für den Inhaltstyp „Artikel“</text:p>
              </text:list-item>
              <text:list-item>
                <text:p text:style-name="P66">Wenn das Modul „search“ oder „extended_search“ installiert und eingerichtet ist, wird ein globales Suchfeld angezeigt</text:p>
                <text:p text:style-name="P66"><draw:frame draw:style-name="fr1" draw:name="Rahmen1" text:anchor-type="paragraph" svg:width="8.229cm" draw:z-index="21"><draw:text-box fo:min-height="17.568cm"><text:p text:style-name="Illustration"><draw:frame draw:style-name="fr3" draw:name="Bild3" text:anchor-type="as-char" svg:width="6.1cm" style:rel-width="74%" svg:height="13.023cm" style:rel-height="scale" draw:z-index="22"><draw:image xlink:href="Pictures/10000000000001370000029816CA670C0E16869A.png" xlink:type="simple" xlink:show="embed" xlink:actuate="onLoad" draw:mime-type="image/png"/></draw:frame><text:line-break/>Abbildung <text:sequence text:ref-name="refIllustration0" text:name="Illustration" text:formula="ooow:Illustration+1" style:num-format="1">1</text:sequence>: Darstellung eines Artikels im Theme "impro17"</text:p><text:h text:style-name="P39" text:outline-level="2"/></draw:text-box></draw:frame></text:p>
              </text:list-item>
            </text:list>
            <text:h text:style-name="P40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4">Neben dem Menü-Icon befindet sich nun ein Icon zum leeren des Caches.</text:p>
            <text:p text:style-name="P64"><draw:frame draw:style-name="fr1" draw:name="Rahmen2" text:anchor-type="paragraph" svg:width="2.884cm" draw:z-index="23"><draw:text-box fo:min-height="1.429cm"><text:p text:style-name="Illustration"><draw:frame draw:style-name="fr3" draw:name="Bild4" text:anchor-type="as-char" svg:width="2.884cm" style:rel-width="100%" svg:height="1.429cm" style:rel-height="scale" draw:z-index="24"><draw:image xlink:href="Pictures/100000000000006D00000036F58FF8E12D954282.png" xlink:type="simple" xlink:show="embed" xlink:actuate="onLoad" draw:mime-type="image/png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6">Die PHP-Klasse „ViewBag“ wurde hinzugefügt. In einem Controller oder einer Hook können mit dem Befehl <text:span text:style-name="T6">ViewBag::set(„myvar“, „value“)</text:span> Werte gesetzt werden, die in einem View bzw. Template mittels <text:span text:style-name="T6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7">Die Funktion<text:line-break/><text:span text:style-name="T2">Request::</text:span><text:span text:style-name="T8">getVar($name, $default = null, $convert = "")</text:span><text:span text:style-name="T7"><text:line-break/>wurde hinzugefügt. Diese gibt eine </text:span><text:span text:style-name="T8">$_POST</text:span><text:span text:style-name="T7"> oder </text:span><text:span text:style-name="T8">$_GET</text:span><text:span text:style-name="T7"> Variable zurück. Wenn der Wert $name werde in </text:span><text:span text:style-name="T8">$_POST</text:span><text:span text:style-name="T7"> noch in </text:span><text:span text:style-name="T8">$_GET</text:span><text:span text:style-name="T7"> vorhanden ist, wird </text:span><text:span text:style-name="T8">$default</text:span><text:span text:style-name="T7"> zurückgegeben.<text:line-break/>Der Parameter </text:span><text:span text:style-name="T8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6">Es wird nun die Anzahl der gefundenen Datensätze angezeigt.</text:p>
            <text:h text:style-name="P41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8">Man kann nun in der metadata.json Datei eines Moduls den Inhaltstypen (type wie in der Datenbank) eine Model PHP-Klasse zuweisen.</text:p>
            <text:p text:style-name="P89">Beispielcode:</text:p>
            <text:p text:style-name="P88">{</text:p>
            <text:p text:style-name="P88"><text:s text:c="3"/>„type_classes“ : {</text:p>
            <text:p text:style-name="P88"><text:s text:c="9"/>„article“ : „CustomArticle“,</text:p>
            <text:p text:style-name="P88"><text:s text:c="9"/>„my“ : „MyContentType“,</text:p>
            <text:p text:style-name="P88"><text:s text:c="9"/>„other“ : „OtherContentType“</text:p>
            <text:p text:style-name="P88"><text:s text:c="3"/>}</text:p>
            <text:p text:style-name="P88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2">einem Benutzer nun schon beim Anlegen eine Gruppe zuweisen.</text:span></text:p>
            <text:p text:style-name="P59"><draw:frame draw:style-name="fr1" draw:name="Rahmen3" text:anchor-type="paragraph" svg:width="9.509cm" draw:z-index="25"><draw:text-box fo:min-height="11.097cm"><text:p text:style-name="Illustration"><draw:frame draw:style-name="fr3" draw:name="Bild5" text:anchor-type="as-char" svg:width="8.557cm" style:rel-width="90%" svg:height="9.985cm" style:rel-height="scale" draw:z-index="26"><draw:image xlink:href="Pictures/1000000100000203000002597AB911B64AB37FF8.png" xlink:type="simple" xlink:show="embed" xlink:actuate="onLoad" draw:mime-type="image/png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90">PHP_ICO ist eine PHP Klasse, zur Generierung von Favicon Icons. PHP_ICO wurde auf Version 1.0.4 aktualisiert. Damit funktioniert die Funktion „Neues Favicon hochladen“ nun auch mit PHP 7.</text:p>
            <text:p text:style-name="P79"/>
          </text:deletion>
        </text:changed-region>
        <text:changed-region xml:id="ct1963133231424" text:id="ct1963133231424">
          <text:deletion>
            <office:change-info>
              <dc:creator>Unbekannter Autor</dc:creator>
              <dc:date>2017-04-18T21:57:00</dc:date>
            </office:change-info>
            <text:p text:style-name="P79"/>
            <text:h text:style-name="P34" text:outline-level="1"/>
          </text:deletion>
        </text:changed-region>
        <text:changed-region xml:id="ct1963139181056" text:id="ct1963139181056">
          <text:deletion>
            <office:change-info>
              <dc:creator>Unbekannter Autor</dc:creator>
              <dc:date>2017-05-28T23:20:00</dc:date>
            </office:change-info>
            <text:h text:style-name="P34" text:outline-level="1">request_logging ist nun in der cms-config Datei einstellbar. Es ist in den Voreinstellungen deaktiviert.</text:h>
            <text:p text:style-name="P79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1963139188256" text:id="ct1963139188256">
          <text:deletion>
            <office:change-info>
              <dc:creator>Unbekannter Autor</dc:creator>
              <dc:date>2017-04-18T21:49:00</dc:date>
            </office:change-info>
            <text:p text:style-name="P79"/>
            <text:h text:style-name="P35" text:outline-level="1"/>
          </text:deletion>
        </text:changed-region>
        <text:changed-region xml:id="ct1963139178896" text:id="ct1963139178896">
          <text:deletion>
            <office:change-info>
              <dc:creator>Unbekannter Autor</dc:creator>
              <dc:date>2017-05-28T23:21:00</dc:date>
            </office:change-info>
            <text:h text:style-name="P35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draw:frame draw:style-name="fr5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8"/>
      <text:p text:style-name="P17"/>
      <text:p text:style-name="P8">Neue Features in UliCMS <text:change text:change-id="ct1963133237424"/><text:change text:change-id="ct1963133237664"/><text:span text:style-name="T16">202</text:span><text:span text:style-name="T17">3.1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9"><draw:frame draw:style-name="fr4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7"><text:a xlink:type="simple" xlink:href="#__RefHeading___Toc467_918909501" text:style-name="Index_20_Link" text:visited-style-name="Index_20_Link">Über dieses Dokument<text:tab/>1</text:a></text:p>
          <text:p text:style-name="P28"><text:a xlink:type="simple" xlink:href="#__RefHeading___Toc481_1318882124" text:style-name="Index_20_Link" text:visited-style-name="Index_20_Link">Zielgruppe<text:tab/>1</text:a></text:p>
          <text:p text:style-name="P28"><text:a xlink:type="simple" xlink:href="#__RefHeading___Toc1281_2918433609" text:style-name="Index_20_Link" text:visited-style-name="Index_20_Link">Was ist UliCMS?<text:tab/>1</text:a></text:p>
          <text:p text:style-name="P27"><text:a xlink:type="simple" xlink:href="#__RefHeading___Toc1347_1106538956" text:style-name="Index_20_Link" text:visited-style-name="Index_20_Link">Zusammenfassung der Änderungen<text:tab/>2</text:a></text:p>
          <text:p text:style-name="P28"><text:a xlink:type="simple" xlink:href="#__RefHeading___Toc1288_2957218419" text:style-name="Index_20_Link" text:visited-style-name="Index_20_Link">Neue Features<text:tab/>2</text:a></text:p>
          <text:p text:style-name="P27"><text:a xlink:type="simple" xlink:href="#__RefHeading___Toc1290_2957218419" text:style-name="Index_20_Link" text:visited-style-name="Index_20_Link">Fehlerkorrekturen<text:tab/>2</text:a></text:p>
          <text:p text:style-name="P28"><text:a xlink:type="simple" xlink:href="#__RefHeading___Toc1292_2957218419" text:style-name="Index_20_Link" text:visited-style-name="Index_20_Link">Entfernte Features<text:tab/>2</text:a></text:p>
          <text:p text:style-name="P28"><text:a xlink:type="simple" xlink:href="#__RefHeading___Toc1294_2957218419" text:style-name="Index_20_Link" text:visited-style-name="Index_20_Link">Neue API-Methoden:<text:tab/>2</text:a></text:p>
          <text:p text:style-name="P28"><text:a xlink:type="simple" xlink:href="#__RefHeading___Toc1296_2957218419" text:style-name="Index_20_Link" text:visited-style-name="Index_20_Link">Entfernte API-Methoden<text:tab/>3</text:a></text:p>
          <text:p text:style-name="P27"><text:a xlink:type="simple" xlink:href="#__RefHeading___Toc1153_2450325271" text:style-name="Index_20_Link" text:visited-style-name="Index_20_Link">Detaillierte Beschreibung der Neuerungen<text:tab/>7</text:a></text:p>
          <text:p text:style-name="P28"><text:a xlink:type="simple" xlink:href="#__RefHeading___Toc1497_2957218419" text:style-name="Index_20_Link" text:visited-style-name="Index_20_Link">Neue Features<text:tab/>7</text:a></text:p>
          <text:p text:style-name="P29"><text:a xlink:type="simple" xlink:href="#__RefHeading___Toc1499_2957218419" text:style-name="Index_20_Link" text:visited-style-name="Index_20_Link">Codebasis grundlegend überarbeitet<text:tab/>7</text:a></text:p>
          <text:p text:style-name="P29"><text:a xlink:type="simple" xlink:href="#__RefHeading___Toc1501_2957218419" text:style-name="Index_20_Link" text:visited-style-name="Index_20_Link">URLs enthalten nun kein Endung mehr<text:tab/>8</text:a></text:p>
          <text:p text:style-name="P29"><text:a xlink:type="simple" xlink:href="#__RefHeading___Toc1503_2957218419" text:style-name="Index_20_Link" text:visited-style-name="Index_20_Link">Neuer Robo Task „cron“ hinzugefügt<text:tab/>9</text:a></text:p>
          <text:p text:style-name="P29"><text:a xlink:type="simple" xlink:href="#__RefHeading___Toc1505_2957218419" text:style-name="Index_20_Link" text:visited-style-name="Index_20_Link">MobileDetect integriert<text:tab/>10</text:a></text:p>
          <text:p text:style-name="P29"><text:a xlink:type="simple" xlink:href="#__RefHeading___Toc1507_2957218419" text:style-name="Index_20_Link" text:visited-style-name="Index_20_Link">CrawlerDetect integriert<text:tab/>10</text:a></text:p>
          <text:p text:style-name="P29"><text:a xlink:type="simple" xlink:href="#__RefHeading___Toc1509_2957218419" text:style-name="Index_20_Link" text:visited-style-name="Index_20_Link">Fine Diff ersetzt durch jfcherng/php-diff<text:tab/>10</text:a></text:p>
          <text:p text:style-name="P29"><text:a xlink:type="simple" xlink:href="#__RefHeading___Toc1511_2957218419" text:style-name="Index_20_Link" text:visited-style-name="Index_20_Link">Auswahl der Schriftarten erweitert<text:tab/>10</text:a></text:p>
          <text:p text:style-name="P28"><text:a xlink:type="simple" xlink:href="#__RefHeading___Toc1619_2957218419" text:style-name="Index_20_Link" text:visited-style-name="Index_20_Link">Fehlerkorrekturen<text:tab/>11</text:a></text:p>
          <text:p text:style-name="P29"><text:a xlink:type="simple" xlink:href="#__RefHeading___Toc1621_2957218419" text:style-name="Index_20_Link" text:visited-style-name="Index_20_Link">Einige UI Fixes<text:tab/>11</text:a></text:p>
          <text:p text:style-name="P29"><text:a xlink:type="simple" xlink:href="#__RefHeading___Toc1623_2957218419" text:style-name="Index_20_Link" text:visited-style-name="Index_20_Link">Fehler nach Dateiupload korrigiert<text:tab/>11</text:a></text:p>
          <text:p text:style-name="P28"><text:a xlink:type="simple" xlink:href="#__RefHeading___Toc1292_29572184191" text:style-name="Index_20_Link" text:visited-style-name="Index_20_Link">Entfernte Features<text:tab/>12</text:a></text:p>
          <text:p text:style-name="P29"><text:a xlink:type="simple" xlink:href="#__RefHeading___Toc1625_2957218419" text:style-name="Index_20_Link" text:visited-style-name="Index_20_Link">Google Fonts<text:tab/>12</text:a></text:p>
          <text:p text:style-name="P29"><text:a xlink:type="simple" xlink:href="#__RefHeading___Toc1627_2957218419" text:style-name="Index_20_Link" text:visited-style-name="Index_20_Link">Meta Keywords<text:tab/>12</text:a></text:p>
          <text:p text:style-name="P29"><text:a xlink:type="simple" xlink:href="#__RefHeading___Toc1629_2957218419" text:style-name="Index_20_Link" text:visited-style-name="Index_20_Link">Abrufen von Inhalten in anderen Formaten<text:tab/>12</text:a></text:p>
          <text:p text:style-name="P29"><text:a xlink:type="simple" xlink:href="#__RefHeading___Toc1631_2957218419" text:style-name="Index_20_Link" text:visited-style-name="Index_20_Link">Optionen in den Design-Einstellungen<text:tab/>12</text:a></text:p>
          <text:p text:style-name="P27"><text:a xlink:type="simple" xlink:href="#__RefHeading___Toc1502_3341980208" text:style-name="Index_20_Link" text:visited-style-name="Index_20_Link">Bekannte Probleme und Einschränkungen<text:tab/>13</text:a></text:p>
          <text:p text:style-name="P28"><text:a xlink:type="simple" xlink:href="#__RefHeading___Toc1504_3341980208" text:style-name="Index_20_Link" text:visited-style-name="Index_20_Link">Fehlende Module<text:tab/>13</text:a></text:p>
          <text:p text:style-name="P28"><text:a xlink:type="simple" xlink:href="#__RefHeading___Toc1506_3341980208" text:style-name="Index_20_Link" text:visited-style-name="Index_20_Link">Paketquelle<text:tab/>13</text:a></text:p>
          <text:p text:style-name="P28"><text:a xlink:type="simple" xlink:href="#__RefHeading___Toc1802_3341980208" text:style-name="Index_20_Link" text:visited-style-name="Index_20_Link">Abwärtskompatiblität<text:tab/>13</text:a></text:p>
          <text:p text:style-name="P27"><text:a xlink:type="simple" xlink:href="#__RefHeading___Toc3214_778543409" text:style-name="Index_20_Link" text:visited-style-name="Index_20_Link">Durchführung der Installation<text:tab/>14</text:a></text:p>
          <text:p text:style-name="P27"><text:a xlink:type="simple" xlink:href="#__RefHeading___Toc1228_3146402069" text:style-name="Index_20_Link" text:visited-style-name="Index_20_Link">Durchführung des Upgrades<text:tab/>14</text:a></text:p>
          <text:p text:style-name="P28"><text:a xlink:type="simple" xlink:href="#__RefHeading___Toc1507_3645190176" text:style-name="Index_20_Link" text:visited-style-name="Index_20_Link">Upgrade mit oneclick_upgrade<text:tab/>14</text:a></text:p>
          <text:p text:style-name="P28"><text:a xlink:type="simple" xlink:href="#__RefHeading___Toc1509_3645190176" text:style-name="Index_20_Link" text:visited-style-name="Index_20_Link">Upgrade manuell<text:tab/>15</text:a></text:p>
          <text:p text:style-name="P27"><text:a xlink:type="simple" xlink:href="#__RefHeading___Toc734_1061336504" text:style-name="Index_20_Link" text:visited-style-name="Index_20_Link">Benötigen Sie Hilfe?<text:tab/>16</text:a></text:p>
          <text:p text:style-name="P27"><text:a xlink:type="simple" xlink:href="#__RefHeading___Toc978_1474200080" text:style-name="Index_20_Link" text:visited-style-name="Index_20_Link">Abbildungsverzeichnis<text:tab/>16</text:a></text:p>
        </text:index-body>
      </text:table-of-content>
      <text:p text:style-name="Standard"/>
      <text:h text:style-name="P36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1963133231904"/><text:change text:change-id="ct1963133232384"/><text:span text:style-name="T13">202</text:span><text:span text:style-name="T29">3.1</text:span></text:p>
      <text:h text:style-name="P42" text:outline-level="2"><text:bookmark-start text:name="__RefHeading___Toc481_1318882124"/>Zielgruppe<text:bookmark-end text:name="__RefHeading___Toc481_1318882124"/></text:h>
      <text:p text:style-name="P10">Zielgruppe dieses Dokuments sind Systemadministratoren, Webentwickler und Endanwender von UliCMS.</text:p>
      <text:h text:style-name="P43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4">unter einer BSD-Lizenz mit Advertising-Klausel lizenziert ist. </text:span></text:p>
      <text:p text:style-name="P13">UliCMS ermöglicht die Erstellung und Verwaltung von kleinen und mittelgroßen Websites.</text:p>
      <text:h text:style-name="P32" text:outline-level="1"><text:bookmark-start text:name="__RefHeading___Toc1347_1106538956"/><text:change text:change-id="ct1963133232624"/>Zusammenfassung der Änderungen<text:bookmark-end text:name="__RefHeading___Toc1347_1106538956"/></text:h>
      <text:h text:style-name="P44" text:outline-level="2"><text:bookmark-start text:name="__RefHeading___Toc1288_2957218419"/>Neue Features<text:bookmark-end text:name="__RefHeading___Toc1288_2957218419"/></text:h>
      <text:list xml:id="list809302517" text:style-name="L5">
        <text:list-item>
          <text:p text:style-name="P67">Codebasis grundlegend überarbeitet</text:p>
        </text:list-item>
        <text:list-item>
          <text:p text:style-name="P67">URLs enthalten nun kein Endung mehr</text:p>
        </text:list-item>
        <text:list-item>
          <text:p text:style-name="P67">Neuer Robo Task „cron“ hinzugefügt</text:p>
        </text:list-item>
        <text:list-item>
          <text:p text:style-name="P67">MobileDetect integriert</text:p>
        </text:list-item>
        <text:list-item>
          <text:p text:style-name="P67">CrawlerDetect integriert</text:p>
        </text:list-item>
        <text:list-item>
          <text:p text:style-name="P67">Fine Diff ersetzt durch jfcherng/php-diff</text:p>
        </text:list-item>
        <text:list-item>
          <text:p text:style-name="P67">Auswahl der Schriftarten erweitert</text:p>
        </text:list-item>
      </text:list>
      <text:h text:style-name="P37" text:outline-level="1"><text:bookmark-start text:name="__RefHeading___Toc1290_2957218419"/>Fehlerkorrekturen<text:bookmark-end text:name="__RefHeading___Toc1290_2957218419"/></text:h>
      <text:list xml:id="list447867909" text:style-name="L6">
        <text:list-item>
          <text:p text:style-name="P68">Einige UI Fixes</text:p>
        </text:list-item>
        <text:list-item>
          <text:p text:style-name="P68">Fehler nach Dateiupload korrigiert</text:p>
        </text:list-item>
      </text:list>
      <text:h text:style-name="Heading_20_2" text:outline-level="2"><text:bookmark-start text:name="__RefHeading___Toc1292_2957218419"/>Entfernte Features<text:bookmark-end text:name="__RefHeading___Toc1292_2957218419"/></text:h>
      <text:list xml:id="list1378699610" text:style-name="L7">
        <text:list-item>
          <text:p text:style-name="P69">Google Fonts</text:p>
        </text:list-item>
        <text:list-item>
          <text:p text:style-name="P69">Meta Keywords</text:p>
        </text:list-item>
        <text:list-item>
          <text:p text:style-name="P69">Abrufen von Inhalten in anderen Formaten</text:p>
        </text:list-item>
        <text:list-item>
          <text:p text:style-name="P70">Optionen in den Design-Einstellungen</text:p>
        </text:list-item>
      </text:list>
      <text:h text:style-name="Heading_20_2" text:outline-level="2"><text:bookmark-start text:name="__RefHeading___Toc1294_2957218419"/>Neue API-Methoden:<text:bookmark-end text:name="__RefHeading___Toc1294_2957218419"/></text:h>
      <text:list xml:id="list2836916188" text:style-name="L8">
        <text:list-item>
          <text:p text:style-name="P71">File::findAllDirs()</text:p>
        </text:list-item>
      </text:list>
      <text:list xml:id="list237157379" text:style-name="L9">
        <text:list-item>
          <text:p text:style-name="P72">File::findAllFiles()</text:p>
        </text:list-item>
        <text:list-item>
          <text:p text:style-name="P72">get_html_head()</text:p>
        </text:list-item>
        <text:list-item>
          <text:p text:style-name="P72">html_head()</text:p>
        </text:list-item>
        <text:list-item>
          <text:p text:style-name="P72">is_cli()</text:p>
        </text:list-item>
        <text:list-item>
          <text:p text:style-name="P72">is_maintenance_mode()</text:p>
        </text:list-item>
      </text:list>
      <text:h text:style-name="P41" text:outline-level="2"><text:bookmark-start text:name="__RefHeading___Toc1296_2957218419"/>Entfernte API-Methoden<text:bookmark-end text:name="__RefHeading___Toc1296_2957218419"/></text:h>
      <text:list xml:id="list1384733135" text:style-name="L10">
        <text:list-item>
          <text:p text:style-name="P74">App\Utils\VersionComparison\isEqual()</text:p>
        </text:list-item>
        <text:list-item>
          <text:p text:style-name="P74">App\Utils\VersionComparison\isGreater()</text:p>
        </text:list-item>
        <text:list-item>
          <text:p text:style-name="P74">App\Utils\VersionComparison\isGreaterOrEqual()</text:p>
        </text:list-item>
        <text:list-item>
          <text:p text:style-name="P74">App\Utils\VersionComparison\isLesser()</text:p>
        </text:list-item>
        <text:list-item>
          <text:p text:style-name="P74">App\Utils\VersionComparison\isLesserOrEqual()</text:p>
        </text:list-item>
        <text:list-item>
          <text:p text:style-name="P74">ArrayHelper::flatten()</text:p>
        </text:list-item>
        <text:list-item>
          <text:p text:style-name="P74">ArrayHelper::getSingle()</text:p>
        </text:list-item>
        <text:list-item>
          <text:p text:style-name="P74">ArrayHelper::getValueOrDefault()</text:p>
        </text:list-item>
        <text:list-item>
          <text:p text:style-name="P74">ArrayHelper::isSingle()</text:p>
        </text:list-item>
        <text:list-item>
          <text:p text:style-name="P74">ArrayHelper::take()</text:p>
        </text:list-item>
        <text:list-item>
          <text:p text:style-name="P74">Banner::loadRandom()</text:p>
        </text:list-item>
        <text:list-item>
          <text:p text:style-name="P73"><text:span text:style-name="T32">File::append()</text:span></text:p>
        </text:list-item>
        <text:list-item>
          <text:p text:style-name="P73"><text:span text:style-name="T32">File::delete()</text:span></text:p>
        </text:list-item>
        <text:list-item>
          <text:p text:style-name="P73"><text:span text:style-name="T32">File::existsLocally()</text:span></text:p>
        </text:list-item>
        <text:list-item>
          <text:p text:style-name="P73"><text:span text:style-name="T32">File::lastChanged()</text:span></text:p>
        </text:list-item>
        <text:list-item>
          <text:p text:style-name="P73"><text:span text:style-name="T32">File::loadLines()</text:span></text:p>
        </text:list-item>
        <text:list-item>
          <text:p text:style-name="P73"><text:span text:style-name="T32">File::loadLinesAndTrim()</text:span></text:p>
        </text:list-item>
        <text:list-item>
          <text:p text:style-name="P73"><text:span text:style-name="T32">File::rename()</text:span></text:p>
        </text:list-item>
        <text:list-item>
          <text:p text:style-name="P73"><text:span text:style-name="T32">File::write()</text:span></text:p>
        </text:list-item>
        <text:list-item>
          <text:p text:style-name="P74">PackageManager::testSplitPackageName()</text:p>
        </text:list-item>
        <text:list-item>
          <text:p text:style-name="P74">SettingsCache::get()</text:p>
        </text:list-item>
        <text:list-item>
          <text:p text:style-name="P74">SettingsCache::set()</text:p>
        </text:list-item>
        <text:list-item>
          <text:p text:style-name="P74">StringHelper::isEmpty()</text:p>
        </text:list-item>
        <text:list-item>
          <text:p text:style-name="P74">_nbsp()</text:p>
        </text:list-item>
        <text:list-item>
          <text:p text:style-name="P74">array_keep()</text:p>
        </text:list-item>
        <text:list-item>
          <text:p text:style-name="P74">clearAPCCache()</text:p>
        </text:list-item>
        <text:list-item>
          <text:p text:style-name="P74">clearCache()</text:p>
        </text:list-item>
        <text:list-item>
          <text:p text:style-name="P74">db_affected_rows()</text:p>
        </text:list-item>
        <text:list-item>
          <text:p text:style-name="P74"><text:soft-page-break/>db_connect()</text:p>
        </text:list-item>
        <text:list-item>
          <text:p text:style-name="P74">db_error()</text:p>
        </text:list-item>
        <text:list-item>
          <text:p text:style-name="P74">db_fetch_all()</text:p>
        </text:list-item>
        <text:list-item>
          <text:p text:style-name="P74">db_get_client_info()</text:p>
        </text:list-item>
        <text:list-item>
          <text:p text:style-name="P74">db_get_server_info()</text:p>
        </text:list-item>
        <text:list-item>
          <text:p text:style-name="P74">db_get_tables()</text:p>
        </text:list-item>
        <text:list-item>
          <text:p text:style-name="P74">db_insert_id()</text:p>
        </text:list-item>
        <text:list-item>
          <text:p text:style-name="P74">db_last_error()</text:p>
        </text:list-item>
        <text:list-item>
          <text:p text:style-name="P74">db_last_insert_id()</text:p>
        </text:list-item>
        <text:list-item>
          <text:p text:style-name="P74">db_name_escape()</text:p>
        </text:list-item>
        <text:list-item>
          <text:p text:style-name="P74">db_real_escape_string()</text:p>
        </text:list-item>
        <text:list-item>
          <text:p text:style-name="P74">db_select_db()</text:p>
        </text:list-item>
        <text:list-item>
          <text:p text:style-name="P74">deleteconfig()</text:p>
        </text:list-item>
        <text:list-item>
          <text:p text:style-name="P74">end_of_day()</text:p>
        </text:list-item>
        <text:list-item>
          <text:p text:style-name="P74">endsWith()</text:p>
        </text:list-item>
        <text:list-item>
          <text:p text:style-name="P74">faster_in_array()</text:p>
        </text:list-item>
        <text:list-item>
          <text:p text:style-name="P74">find_all_dirs()</text:p>
        </text:list-item>
        <text:list-item>
          <text:p text:style-name="P74">find_all_files()</text:p>
        </text:list-item>
        <text:list-item>
          <text:p text:style-name="P74">getAllUsers()</text:p>
        </text:list-item>
        <text:list-item>
          <text:p text:style-name="P74">getOnlineUsers()</text:p>
        </text:list-item>
        <text:list-item>
          <text:p text:style-name="P74">get_carbon()</text:p>
        </text:list-item>
        <text:list-item>
          <text:p text:style-name="P74">get_format()</text:p>
        </text:list-item>
        <text:list-item>
          <text:p text:style-name="P74">get_gravatar()</text:p>
        </text:list-item>
        <text:list-item>
          <text:p text:style-name="P74">get_head()</text:p>
        </text:list-item>
        <text:list-item>
          <text:p text:style-name="P74">get_lang_config()</text:p>
        </text:list-item>
        <text:list-item>
          <text:p text:style-name="P74">get_mime()</text:p>
        </text:list-item>
        <text:list-item>
          <text:p text:style-name="P74">get_referer()</text:p>
        </text:list-item>
        <text:list-item>
          <text:p text:style-name="P74">getconfig()</text:p>
        </text:list-item>
        <text:list-item>
          <text:p text:style-name="P74">head()</text:p>
        </text:list-item>
        <text:list-item>
          <text:p text:style-name="P74"><text:soft-page-break/>idefine()</text:p>
        </text:list-item>
        <text:list-item>
          <text:p text:style-name="P74">initconfig()</text:p>
        </text:list-item>
        <text:list-item>
          <text:p text:style-name="P74">isCli()</text:p>
        </text:list-item>
        <text:list-item>
          <text:p text:style-name="P74">isMaintenanceMode()</text:p>
        </text:list-item>
        <text:list-item>
          <text:p text:style-name="P74">isModuleInstalled()</text:p>
        </text:list-item>
        <text:list-item>
          <text:p text:style-name="P74">is_500()</text:p>
        </text:list-item>
        <text:list-item>
          <text:p text:style-name="P74">is_503()</text:p>
        </text:list-item>
        <text:list-item>
          <text:p text:style-name="P74">is_admin()</text:p>
        </text:list-item>
        <text:list-item>
          <text:p text:style-name="P74">is_blank()</text:p>
        </text:list-item>
        <text:list-item>
          <text:p text:style-name="P74">is_debug_mode()</text:p>
        </text:list-item>
        <text:list-item>
          <text:p text:style-name="P74">is_end_of_day()</text:p>
        </text:list-item>
        <text:list-item>
          <text:p text:style-name="P74">is_false()</text:p>
        </text:list-item>
        <text:list-item>
          <text:p text:style-name="P74">is_future()</text:p>
        </text:list-item>
        <text:list-item>
          <text:p text:style-name="P74">is_midday()</text:p>
        </text:list-item>
        <text:list-item>
          <text:p text:style-name="P74">is_midnight()</text:p>
        </text:list-item>
        <text:list-item>
          <text:p text:style-name="P74">is_night()</text:p>
        </text:list-item>
        <text:list-item>
          <text:p text:style-name="P74">is_numeric_array()</text:p>
        </text:list-item>
        <text:list-item>
          <text:p text:style-name="P74">is_past()</text:p>
        </text:list-item>
        <text:list-item>
          <text:p text:style-name="P74">is_present()</text:p>
        </text:list-item>
        <text:list-item>
          <text:p text:style-name="P74">is_today()</text:p>
        </text:list-item>
        <text:list-item>
          <text:p text:style-name="P74">is_tomorrow()</text:p>
        </text:list-item>
        <text:list-item>
          <text:p text:style-name="P74">is_true()</text:p>
        </text:list-item>
        <text:list-item>
          <text:p text:style-name="P74">is_yesterday()</text:p>
        </text:list-item>
        <text:list-item>
          <text:p text:style-name="P74">is_zero()</text:p>
        </text:list-item>
        <text:list-item>
          <text:p text:style-name="P74">logged_in()</text:p>
        </text:list-item>
        <text:list-item>
          <text:p text:style-name="P74">midnight()</text:p>
        </text:list-item>
        <text:list-item>
          <text:p text:style-name="P74">no_anti_csrf()</text:p>
        </text:list-item>
        <text:list-item>
          <text:p text:style-name="P74">no_cache()</text:p>
        </text:list-item>
        <text:list-item>
          <text:p text:style-name="P74">nsbp()#</text:p>
        </text:list-item>
        <text:list-item>
          <text:p text:style-name="P74"><text:soft-page-break/>replace_num_entity()</text:p>
        </text:list-item>
        <text:list-item>
          <text:p text:style-name="P74">rootDirectory()</text:p>
        </text:list-item>
        <text:list-item>
          <text:p text:style-name="P74">schema_select()</text:p>
        </text:list-item>
        <text:list-item>
          <text:p text:style-name="P74">set_format()</text:p>
        </text:list-item>
        <text:list-item>
          <text:p text:style-name="P74">setconfig()</text:p>
        </text:list-item>
        <text:list-item>
          <text:p text:style-name="P74">startsWith()</text:p>
        </text:list-item>
        <text:list-item>
          <text:p text:style-name="P74">url_exists()</text:p>
        </text:list-item>
      </text:list>
      <text:h text:style-name="P32" text:outline-level="1"><text:bookmark-start text:name="__RefHeading___Toc1153_2450325271"/>Detaillierte Beschreibung der <text:span text:style-name="T33">Neuerungen</text:span><text:bookmark-end text:name="__RefHeading___Toc1153_2450325271"/></text:h>
      <text:h text:style-name="P45" text:outline-level="2"><text:bookmark-start text:name="__RefHeading___Toc1497_2957218419"/>Neue Features<text:bookmark-end text:name="__RefHeading___Toc1497_2957218419"/></text:h>
      <text:h text:style-name="Heading_20_3" text:outline-level="3"><text:bookmark-start text:name="__RefHeading___Toc1499_2957218419"/>Codebasis grundlegend überarbeitet<text:bookmark-end text:name="__RefHeading___Toc1499_2957218419"/></text:h>
      <text:p text:style-name="Standard">TODO</text:p>
      <text:h text:style-name="P47" text:outline-level="3"/>
      <text:h text:style-name="P48" text:outline-level="3"><text:bookmark-start text:name="__RefHeading___Toc1501_2957218419"/>URLs enthalten nun kein Endung mehr<text:bookmark-end text:name="__RefHeading___Toc1501_2957218419"/></text:h>
      <text:p text:style-name="Text_20_body">Die URLs enthalten nun kein <text:span text:style-name="T34">Endung</text:span> mehr.</text:p>
      <text:p text:style-name="P23">Vor UliCMS 2023.1 sahen die URLs so aus:</text:p>
      <text:list xml:id="list1439932794" text:style-name="L11">
        <text:list-item>
          <text:p text:style-name="P75"><text:a xlink:type="simple" xlink:href="http://www.example.org/die-10-besten-geschenkideen.html" text:style-name="Internet_20_link" text:visited-style-name="Visited_20_Internet_20_Link">www.example.org/die-10-besten-geschenkideen.html</text:a></text:p>
        </text:list-item>
        <text:list-item>
          <text:p text:style-name="P75"><text:a xlink:type="simple" xlink:href="http://www.example.org/die-10-besten-geschenkideen.pdf" text:style-name="Internet_20_link" text:visited-style-name="Visited_20_Internet_20_Link">www.example.org/die-10-besten-geschenkideen.pdf</text:a></text:p>
        </text:list-item>
        <text:list-item>
          <text:p text:style-name="P75"><text:a xlink:type="simple" xlink:href="http://www.example.org/die-10-besten-geschenkideen.txt" text:style-name="Internet_20_link" text:visited-style-name="Visited_20_Internet_20_Link">www.example.org/die-10-besten-geschenkideen.txt</text:a></text:p>
        </text:list-item>
      </text:list>
      <text:p text:style-name="P22">Nun sehen die URLs so aus:</text:p>
      <text:p text:style-name="P22"/>
      <text:list xml:id="list522810021546" text:continue-numbering="true" text:style-name="L11">
        <text:list-item>
          <text:p text:style-name="P75"><text:a xlink:type="simple" xlink:href="http://www.example.org/die-10-besten-geschenkideen" text:style-name="Internet_20_link" text:visited-style-name="Visited_20_Internet_20_Link">www.example.org/die-10-besten-geschenkideen</text:a></text:p>
        </text:list-item>
      </text:list>
      <text:p text:style-name="P26">Die Inhalte sind nur noch als HTML aufrufbar.</text:p>
      <text:p text:style-name="P26">Die Möglichkeit, Inhalte als PDF und andere Formate abzurufen wurde entfernt.</text:p>
      <text:h text:style-name="P47" text:outline-level="3"/>
      <text:h text:style-name="P48" text:outline-level="3"><text:bookmark-start text:name="__RefHeading___Toc1503_2957218419"/>Neuer Robo Task „cron“ hinzugefügt<text:bookmark-end text:name="__RefHeading___Toc1503_2957218419"/></text:h>
      <text:p text:style-name="Text_20_body">Der Robo Task „cron“ wurde hinzugefügt.</text:p>
      <text:p text:style-name="Text_20_body">Dieser ermöglicht, die Cronjobs direkt auf der Kommandozeile aufzurufen.</text:p>
      <text:p text:style-name="Text_20_body">Um eine Ausführung der Cronjobs regelmäßig durchzuführen, fügen Sie bitte einen Eintrag in der Crontab ihres Servers hinzu, der regelmäßig (z.B. stündlich) folgenden Befehl im Hauptordner ihrer UliCMS-Installation ausführt:</text:p>
      <text:p text:style-name="P52"/>
      <text:p text:style-name="P49">vendor/bin/robo cron</text:p>
      <text:p text:style-name="P56"/>
      <text:p text:style-name="Text_20_body">Wenn sich <text:span text:style-name="T44">robo</text:span> in <text:span text:style-name="T44">$PATH</text:span> befindet, können Sie dies<text:span text:style-name="T38">en Task</text:span> auch <text:span text:style-name="T38">wie folgt </text:span><text:span text:style-name="T39">starten</text:span>:</text:p>
      <text:p text:style-name="P50">robo cron</text:p>
      <text:p text:style-name="P51"/>
      <text:h text:style-name="P48" text:outline-level="3"><text:bookmark-start text:name="__RefHeading___Toc1505_2957218419"/>MobileDetect integriert<text:bookmark-end text:name="__RefHeading___Toc1505_2957218419"/></text:h>
      <text:p text:style-name="Text_20_body">MobileDetect Version 3.74.0 <text:span text:style-name="T40">wird nun per Composer vorinstalliert.</text:span></text:p>
      <text:p text:style-name="Text_20_body">Damit ist <text:span text:style-name="T45">das Modul</text:span> „Komponente zur Erkennung von mobilen Endgeräten (basierend auf Mobile Detect)“ veraltet und <text:span text:style-name="T43">kann </text:span>deinstalliert werden.</text:p>
      <text:p text:style-name="P53"><text:span text:style-name="T41"/></text:p>
      <text:h text:style-name="Heading_20_3" text:outline-level="3"><text:bookmark-start text:name="__RefHeading___Toc1507_2957218419"/>CrawlerDetect integriert<text:bookmark-end text:name="__RefHeading___Toc1507_2957218419"/></text:h>
      <text:p text:style-name="Text_20_body"><text:span text:style-name="T46">CrawlerDetect</text:span> <text:span text:style-name="T47">Version </text:span>1.2.113 <text:span text:style-name="T40">wird nun per Composer vorinstalliert.</text:span></text:p>
      <text:p text:style-name="Text_20_body">Damit ist <text:span text:style-name="T45">das Modul</text:span> „CrawlerDetect“ veraltet und <text:span text:style-name="T43">kann </text:span>deinstalliert werden.</text:p>
      <text:h text:style-name="Heading_20_3" text:outline-level="3"><text:bookmark-start text:name="__RefHeading___Toc1509_2957218419"/>Fine Diff ersetzt durch jfcherng/php-diff<text:bookmark-end text:name="__RefHeading___Toc1509_2957218419"/></text:h>
      <text:p text:style-name="Standard">TODO</text:p>
      <text:h text:style-name="Heading_20_3" text:outline-level="3"><text:bookmark-start text:name="__RefHeading___Toc1511_2957218419"/>Auswahl der Schriftarten erweitert<text:bookmark-end text:name="__RefHeading___Toc1511_2957218419"/></text:h>
      <text:p text:style-name="Standard">TODO</text:p>
      <text:h text:style-name="P41" text:outline-level="2"><text:bookmark-start text:name="__RefHeading___Toc1619_2957218419"/><text:a xlink:type="simple" xlink:href="#__RefHeading___Toc1290_2957218419" text:style-name="Index_20_Link" text:visited-style-name="Index_20_Link">Fehlerkorrekturen</text:a><text:bookmark-end text:name="__RefHeading___Toc1619_2957218419"/></text:h>
      <text:h text:style-name="Heading_20_3" text:outline-level="3"><text:bookmark-start text:name="__RefHeading___Toc1621_2957218419"/>Einige UI Fixes<text:bookmark-end text:name="__RefHeading___Toc1621_2957218419"/></text:h>
      <text:p text:style-name="P21">TODO</text:p>
      <text:h text:style-name="Heading_20_3" text:outline-level="3"><text:bookmark-start text:name="__RefHeading___Toc1623_2957218419"/>Fehler nach Dateiupload korrigiert<text:bookmark-end text:name="__RefHeading___Toc1623_2957218419"/></text:h>
      <text:p text:style-name="P21">TODO</text:p>
      <text:h text:style-name="P46" text:outline-level="2"><text:bookmark-start text:name="__RefHeading___Toc1292_29572184191"/>Entfernte Features<text:bookmark-end text:name="__RefHeading___Toc1292_29572184191"/></text:h>
      <text:h text:style-name="Heading_20_3" text:outline-level="3"><text:bookmark-start text:name="__RefHeading___Toc1625_2957218419"/>Google Fonts<text:bookmark-end text:name="__RefHeading___Toc1625_2957218419"/></text:h>
      <text:p text:style-name="Text_20_body"><text:span text:style-name="T30">Laut einem Gerichtsurteil des Landgericht München vom 18.01.2022 (</text:span>Az. 3 O 17493/20), <text:span text:style-name="T31">ist die direkte Einbindung von Schriftarten von Google Servern abmahnfähig. </text:span><text:span text:style-name="T31"><text:note text:id="ftn1" text:note-class="footnote"><text:note-citation>1</text:note-citation><text:note-body><text:p text:style-name="P25"><text:span text:style-name="T31"><text:s/>Quelle: </text:span>https://rewis.io/urteile/urteil/lhm-20-01-2022-3-o-1749320/</text:p></text:note-body></text:note></text:span></text:p>
      <text:p text:style-name="Text_20_body">Die Möglichkeit, in den Design-Einstellungen Google-Schriftarten auszuwählen wurde deshalb entfernt.</text:p>
      <text:h text:style-name="Heading_20_3" text:outline-level="3"><text:bookmark-start text:name="__RefHeading___Toc1627_2957218419"/>Meta Keywords<text:bookmark-end text:name="__RefHeading___Toc1627_2957218419"/></text:h>
      <text:p text:style-name="P24">TODO</text:p>
      <text:h text:style-name="Heading_20_3" text:outline-level="3"><text:bookmark-start text:name="__RefHeading___Toc1629_2957218419"/>Abrufen von Inhalten in anderen Formaten<text:bookmark-end text:name="__RefHeading___Toc1629_2957218419"/></text:h>
      <text:p text:style-name="P24">TODO</text:p>
      <text:h text:style-name="Heading_20_3" text:outline-level="3"><text:bookmark-start text:name="__RefHeading___Toc1631_2957218419"/>Optionen in den Design-Einstellungen<text:bookmark-end text:name="__RefHeading___Toc1631_2957218419"/></text:h>
      <text:p text:style-name="P24">TODO</text:p>
      <text:h text:style-name="P32" text:outline-level="1"><text:bookmark-start text:name="__RefHeading___Toc1502_3341980208"/>Bekannte Probleme und Einschränkungen<text:bookmark-end text:name="__RefHeading___Toc1502_3341980208"/></text:h>
      <text:h text:style-name="Heading_20_2" text:outline-level="2"><text:bookmark-start text:name="__RefHeading___Toc1504_3341980208"/>Fehlende Module<text:bookmark-end text:name="__RefHeading___Toc1504_3341980208"/></text:h>
      <text:p text:style-name="P81">Die folgenden Module konnten vor dem Release nicht mehr ausreichend getestet werden und sind daher nicht enthalten, werden aber über die Paketquelle nachgeliefert:</text:p>
      <text:list xml:id="list3943739274" text:style-name="L14">
        <text:list-item>
          <text:p text:style-name="P84"><text:span text:style-name="T35">update_manager</text:span></text:p>
        </text:list-item>
        <text:list-item>
          <text:p text:style-name="P82">update_manager_dashboard</text:p>
        </text:list-item>
      </text:list>
      <text:p text:style-name="P81">Die folgenden Module konnten vor dem Release nicht mehr ausreichend getestet werden und sind daher nicht enthalten, werden aber über die Paketquelle nachgeliefert:</text:p>
      <text:list xml:id="list4258710826" text:style-name="L15">
        <text:list-item>
          <text:p text:style-name="P83">oneclick_upgrade</text:p>
        </text:list-item>
      </text:list>
      <text:h text:style-name="Heading_20_2" text:outline-level="2"><text:bookmark-start text:name="__RefHeading___Toc1506_3341980208"/>Paketquelle<text:bookmark-end text:name="__RefHeading___Toc1506_3341980208"/></text:h>
      <text:p text:style-name="P91">Zum Release ist nur eine sehr kleine Menge an Paketen in der Paketquelle verfügbar, da die meisten Pakete vor dem Release nicht ausreichend getestet werden konnten.</text:p>
      <text:h text:style-name="Heading_20_2" text:outline-level="2"><text:bookmark-start text:name="__RefHeading___Toc1802_3341980208"/>Abwärtskompatiblität<text:bookmark-end text:name="__RefHeading___Toc1802_3341980208"/></text:h>
      <text:p text:style-name="P92">UliCMS enthält eine umfassende Überarbeitung der Codebasis und des zugrunde liegenden Frameworks.</text:p>
      <text:p text:style-name="P92">Daher können viele bestehende Module nicht ohne Anpassungen in Betrieb genommen werden.</text:p>
      <text:p text:style-name="P92">Für die offiziellen Module werden im Laufe der Zeit Updates erscheinen.</text:p>
      <text:p text:style-name="P93">Nutzer, die eine bestehende Webseite mit UliCMS betreiben sollten voerst bei Release 2022.1 bleiben.</text:p>
      <text:p text:style-name="P93">Für das Release 202<text:span text:style-name="T37">2.1</text:span> werden weiterhin Bugs und Sicherheitslücken <text:span text:style-name="T36">per </text:span>Patch korrigiert.</text:p>
      <text:p text:style-name="P94">Feature-Updates werden für die 2022.* Versionslinie jedoch nicht erscheinen.</text:p>
      <text:h text:style-name="P32" text:outline-level="1"><text:bookmark-start text:name="__RefHeading___Toc3214_778543409"/>Durchführung der Installation<text:bookmark-end text:name="__RefHeading___Toc3214_778543409"/><text:change text:change-id="ct1963138604736"/><text:change text:change-id="ct1963133231424"/><text:change text:change-id="ct1963139181056"/><text:change text:change-id="ct1963139188256"/><text:change text:change-id="ct1963139178896"/></text:h>
      <text:list xml:id="list1135194060" text:style-name="L12">
        <text:list-item>
          <text:p text:style-name="P76"><text:span text:style-name="T10">E</text:span><text:span text:style-name="T9">ntpacken Sie die heruntergeladene zip-Datei.Verbinden Sie sich pe</text:span><text:span text:style-name="T11">r FTP mit dem Webserver und laden Sie den Inhalt des Ordners „ulicms“ in den Hauptordner oder einen Unterordner hoch.</text:span></text:p>
        </text:list-item>
        <text:list-item>
          <text:p text:style-name="P62">Wenn Sie UliCMS in de<text:span text:style-name="T15">m</text:span> Hauptordner hochgeladen haben, rufen Sie [www.ihredomain.de]/installer im Browser auf.</text:p>
        </text:list-item>
        <text:list-item>
          <text:p text:style-name="P62">Wenn Sie UliCMS in eine<text:span text:style-name="T15">m</text:span> Unterordner hochgeladen haben, rufen Sie [www.ihredomain.de]/[ihr-unterordner]/installer im Browser auf.<text:line-break/>Die eckigen Klammern sind Platzhalter.</text:p>
        </text:list-item>
        <text:list-item>
          <text:p text:style-name="P62">Folgen Sie den Anweisungen des Installationsassistenten.</text:p>
        </text:list-item>
        <text:list-item>
          <text:p text:style-name="P63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2.1 ist <text:span text:style-name="T27">ab UliCMS 2020.2 </text:span>möglich.<text:line-break/>Wenn Sie eine ältere UliCMS Version benutzen, befolgen Sie bitte die Anweisungen zum Upgrade auf UliCMS 2<text:span text:style-name="T28">020.2</text:span>, bevor Sie das Upgrade auf 2022.1 durchführen.</text:p>
      <text:p text:style-name="P7"/>
      <text:p text:style-name="P7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</text:p>
      <text:p text:style-name="P7"/>
      <text:p text:style-name="P9">Wichtiger Hinweis:</text:p>
      <text:p text:style-name="P20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12">oneclick_upgrade ist ein Modul für UliCMS welches Ihnen ermöglicht ein Upgrade auf die neueste Version von UliCMS durchzuführen.</text:p>
      <text:p text:style-name="P14"><text:span text:style-name="T19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19">https://extend.ulicms.de/oneclick_upgrade.html</text:span></text:a></text:p>
      <text:h text:style-name="P41" text:outline-level="2"><text:bookmark-start text:name="__RefHeading___Toc1509_3645190176"/>Upgrade manuell<text:bookmark-end text:name="__RefHeading___Toc1509_3645190176"/></text:h>
      <text:p text:style-name="P15"><text:span text:style-name="T25">Folgende Anleitung erklärt, wie Sie manuell ein Upgrade auf UliCMS </text:span><text:span text:style-name="T23">2022.1</text:span><text:span text:style-name="T22"> durchführen können. Um das Upgrade durchzuführen benötigen Sie einen FTP-Zugriff oder eine andere Möglichkeit, Dateien auf ihren Webserver kopieren zu können.</text:span></text:p>
      <text:list xml:id="list2524557802" text:style-name="L13">
        <text:list-item>
          <text:p text:style-name="P77"><text:span text:style-name="T26">Laden Sie das Upgrade-Paket für UliCMS </text:span><text:span text:style-name="T23">2022.1</text:span><text:span text:style-name="T24"> </text:span><text:span text:style-name="T25">herunter und entpacken Sie die zip Datei</text:span></text:p>
        </text:list-item>
        <text:list-item>
          <text:p text:style-name="P78">Kopieren Sie den Inhalt des Ordners „ulicms“ und laden Sie diese auf ihren Webserver hoch.<text:line-break/>Ersetzen Sie hierbei alle vorhandenen Dateien.</text:p>
        </text:list-item>
        <text:list-item>
          <text:p text:style-name="P78">Setzen Sie die Berechtigungen von allen hochgeladenen Dateien und Ordnern auf 0755</text:p>
        </text:list-item>
      </text:list>
      <text:p text:style-name="P16"><draw:frame draw:style-name="fr2" draw:name="Rahmen11" text:anchor-type="paragraph" svg:x="1.252cm" svg:y="0cm" svg:width="9.675cm" draw:z-index="2"><draw:text-box fo:min-height="12.206cm"><text:p text:style-name="Illustration"><draw:frame draw:style-name="fr3" draw:name="Bild14" text:anchor-type="as-char" svg:width="8.387cm" style:rel-width="100%" svg:height="9.975cm" style:rel-height="scale" draw:z-index="3"><draw:image xlink:href="Pictures/100000000000013D0000017992402175F7176841.png" xlink:type="simple" xlink:show="embed" xlink:actuate="onLoad" draw:mime-type="image/png"/></draw:frame><text:span text:style-name="T18"><text:line-break/></text:span>Abbildung <text:sequence text:ref-name="refIllustration3" text:name="Illustration" text:formula="ooow:Illustration+1" style:num-format="1">1</text:sequence>: Dateiberechtigungen setzen</text:p></draw:text-box></draw:frame></text:p>
      <text:list xml:id="list521947353808" text:continue-numbering="true" text:style-name="L13">
        <text:list-item>
          <text:p text:style-name="P78">Rufen Sie das Script update.php im Browser auf.<text:line-break/>http://[ihre-domain]/update.php</text:p>
        </text:list-item>
      </text:list>
      <text:h text:style-name="P38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0">Instgram unter </text:span><text:a xlink:type="simple" xlink:href="https://www.instagram.com/ulicms/" text:style-name="Internet_20_link" text:visited-style-name="Visited_20_Internet_20_Link">https://www.instagram.com/ulicms/</text:a> <text:s/><text:span text:style-name="T20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30">Abbildung 1: Dateiberechtigungen setzen<text:tab/>15</text:p>
        </text:index-body>
      </text:illustration-index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wf SegoeUI" svg:font-family="'wf SegoeUI', 'Segoe UI', Segoe, 'Segoe WP', Tahoma, Verdana, Arial, sans-serif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20"><draw:image xlink:href="Pictures/10000001000002D7000000969B0EB674AC8FE54A.png" xlink:type="simple" xlink:show="embed" xlink:actuate="onLoad" draw:mime-type="image/png"/></draw:frame></text:p>
        <text:p text:style-name="MP1"><text:page-number text:select-page="current">16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3-02-23T00:05:20.591999776">22.02.2023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12-06T15:49:22.572000000</meta:creation-date>
    <meta:editing-duration>P3DT1H9M22S</meta:editing-duration>
    <meta:editing-cycles>1942</meta:editing-cycles>
    <meta:generator>LibreOffice/7.3.2.2$Windows_X86_64 LibreOffice_project/49f2b1bff42cfccbd8f788c8dc32c1c309559be0</meta:generator>
    <dc:date>2023-02-23T00:05:20.477000000</dc:date>
    <meta:document-statistic meta:table-count="0" meta:image-count="8" meta:object-count="0" meta:page-count="18" meta:paragraph-count="257" meta:word-count="1213" meta:character-count="9362" meta:non-whitespace-character-count="8527"/>
  </office:meta>
</office:document-meta>
</file>